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office:automatic-styles>
  <office:body>
    <office:text text:use-soft-page-breaks="true">
      <text:p text:style-name="P1">Vorlesungsumfrage und</text:p>
      <text:p text:style-name="P2">Studentische Veranstaltungskritik</text:p>
      <text:p text:style-name="Standard"/>
      <text:p text:style-name="Standard">Mittlerweile werden seit 1996 am Fachbereich Physik in den Vorlesungen Hörerbefragungen durchgeführt. Dazu bekommen die Studierenden in allen Veranstaltungen</text:p>
      <text:p text:style-name="Standard">in etwa zur Semestermitte Fragebögen, mit denen sie dem Dozenten anonym eine</text:p>
      <text:p text:style-name="Standard">Rückmeldung über die Stärken und Schwächen der Vorlesung geben können.</text:p>
      <text:p text:style-name="P3">Es war einmal ...</text:p>
      <text:p text:style-name="Standard">Wir schreiben das Sommersemester 1996. Einige Mitglieder der Fachschaft hatten sich überlegt, eine Umfrage zu entwickeln, um den Dozenten Hilfestellungen zur Verbesserung ihrer Vorlesungen zu bieten. Dazu wurde eine Arbeitsgruppe, die VU AG, gebildet, die nicht nur aus Studenten bestand, sondern in der auch Dozenten involviert waren. Gemeinsam wurden Fragebögen von anderen Fachbereichen und Universitäten besorgt, diese studiert und anschließend daraus der eigene Umfragebogen zusammen- geschustert. Im Wintersemester 1996/97 war es dann endlich so weit: zum ersten Mal wurde die VU - auch die Vorlesungsumfrage war dem AKÜFI zum Opfer gefallen - durchgeführt. Anschließend begann die Auswertung, die sich als sehr aufwändig herausstellte. Die einzelnen Bögen wurden zunächst mit Strichlisten ausgewertet und die Ergebnisse später am Computer in eine optisch ansprechende Form gebracht. Dies dauerte jedoch so lange, dass die Ergebnisse erst kurz vor Ende des Semesters vorlagen. Doch auch trotz solcher Anfangsschwierigkeiten wurde die Umfrage im Fachbereich - auch von den Dozenten - durchweg positiv aufgenommen, auch wenn die Ergebnisse nicht immer schmeichelhaft<text:s/>waren. In den nächsten Jahren wurde der Fragebogen immer weiter überarbeitet und</text:p>
      <text:p text:style-name="Standard">ergänzt, aber auch so um strukturiert, das der Großteil der Auswertung über Scanner und entsprechende Software möglich war. So dauerte die Auswertung im Wintersemester 2005/2006</text:p>
      <text:p text:style-name="Standard">nur noch knapp zwei Wochen.</text:p>
      <text:p text:style-name="P4">Die VU ist tot - es lebe die VU</text:p>
      <text:p text:style-name="Standard">Doch es gibt noch ganz andere Veränderungen. Vielleicht fragt sich der eine oder andere bisher,</text:p>
      <text:p text:style-name="Standard">warum dort oben über dem Artikel der Name Studentische Veranstaltungskritik steht. Der</text:p>
      <text:p text:style-name="Standard">Grund dazu: Vor einigen Jahren überlegte sich das Land NRW, das die Evaluation der Lehrveranstaltungen doch ganz nett sei und verpflichtete im Jahr 2000 alle Hochschulen per Hochschulgesetz, das zukünftig alle Lehrveranstaltungen zu evaluieren seien. Die Räder<text:s/>der Bürokratie setzten sich in Bewegung, so dass die Universität Münster nach längerer Erarbeitungszeit 2005 eine Evaluationsordnung verabschiedete, welche die Einzelheiten zu der „Studentischen Veranstaltungskritik“ regelte. Damit sollten einige Änderungen auch auf den Fachbereich Physik zukommen. Zum einen sollte die Hörerbefragung statt bisher nur in Vorlesungen zukünftig in allen Veranstaltungstypen stattfinden, also auch in Seminaren, Praktika etc.. Zum anderen wurde klar: Der bisherige VU-Bogen erfüllte nicht alle Anforderungen, die das Hochschulgesetz bzw. die Evaluationsordnung fordert, so dass dieser durch eine neuen zu ersetzen war. Um dem VU-Bogen den letzten Todesstich zu versetzen wurde im Auftrag eines Uni-weiten</text:p>
      <text:p text:style-name="Standard">Lenkungsausschusses für Evaluation auch ein Kernfragebogen für Vorlesungen entwickelt, der</text:p>
      <text:p text:style-name="Standard">zukünftig für alle Fachbereiche verpflichtend seien soll. Somit wurde zum Sommersemester</text:p>
      <text:p text:style-name="Standard">2006 zum ersten Mal nicht mehr der eigene Bogen verwendet, sondern die Fachschaft hat die</text:p>
      <text:p text:style-name="Standard">Umfrage mit<text:s/>dem neuen Bogen durchgeführt. Auch einige organisatorische Dingen sind nun</text:p>
      <text:p text:style-name="Standard">anders. Zum einen ist nicht mehr die Fachschaft für die Organisation verantwortlich, sondern der</text:p>
      <text:p text:style-name="Standard">Fachbereich. Bei uns heißt das konkret, dass die organisatorischen Dinge erst nach<text:s/>Rücksprache</text:p>
      <text:p text:style-name="Standard">mit einer Arbeitsgruppe erfolgen kann, die aus einem Dozenten, einem nicht wissenschaftlichen</text:p>
      <text:p text:style-name="Standard">Mitarbeiter, der sich um die technischen Details kümmert, und einem Studenten erfolgen kann,</text:p>
      <text:p text:style-name="Standard">was mit einem Verlust an Flexibilität einhergeht. Aber positive Seiten gibt es bei der neuen Umfrage natürlich auch: Die Universität hat zentral für alle Fachbereiche eine spezielle Software für</text:p>
      <text:p text:style-name="Standard">die Auswertung der Bögen sowie neue, schnelle Einzugsscanner angeschafft. Somit ist der Arbeitsaufwand für die Auswertung der Umfragen merkbar geringer geworden.</text:p>
      <text:p text:style-name="Standard">Aber stand im Hochschulgesetz nicht etwas von<text:s/>ALLEN Lehrveranstaltungen? Ja, dem ist so,<text:s/><text:soft-page-break/>ungeachtet der Sinnhaftigkeit müssen alle Lehrveranstaltungen evaluiert werden. Ein erster Schritt</text:p>
      <text:p text:style-name="Standard">dazu wurde bereits im WS05/06 getan, als eine vom Zentralen Lenkungsausschuss für Evaluation eingesetzte Arbeitsgruppe mit Unterstützung von Vertretern aller beteiligten Fachbereiche anfing, Kernfragebögen für Seminare und Praktische Übungen zu entwickeln. Gegen Ende des</text:p>
      <text:p text:style-name="Standard">Wintersemesters folgten die ersten Preteste in ausgewählten Veranstaltungen und zum Sommersemester 2007 standen dann die nötigen Fragebögen zur Verfügung, so dass nun auch Seminare und Praktika evaluiert werden konnten. Doch leider waren diese Fachbereich-übergreifenden Fragebögen nicht ideal für uns...</text:p>
      <text:p text:style-name="P5">Was bringt die Zukunft?</text:p>
      <text:p text:style-name="Standard">Im kommenden Semester<text:s/>wird erstmals eine neue Version der Fragebögen verwendet. Nach erheblicher Kritik über die ungeeigneten Fragebögen vor Allem für die Seminare sollen diese die Schwächen der bisherigen ausmerzen. Sie bestehen aus einem für alle Veranstaltungen und alle Fachbereiche gleichen Kernfragebogen, der durch Zusatzmodule an die individuellen Bedürfnisse angepasst werden kann. So sollen unpassende Fragen nicht mehr in den Fragebögen auftauchen. Diese Zusatzmodule wurden z.T. in Zusammenarbeit mit einigen unserer Fachschaftsmitgliedern erstellt, also aus Sicht von Studierenden.</text:p>
      <text:p text:style-name="Standard">Nach wie vor werden die Umfragen in Papierform ausgewertet. Um nicht unnötig große Papierberge zu erschaffen und die Auswertung zu erleichtern sollen diese doch irgendwann nur noch online durchgeführt werden. Dabei ist es jedoch erfahrungsgemäß eine nicht leichte Aufgabe genügend Studenten zur Teilnahme bei diesen Online-Umfragen zu bewegen.</text:p>
      <text:p text:style-name="Standard">In Zukunft werden eventuell auch Klausuren evaluiert, um den Dozenten für das nächste Mal Hinweise zu geben, was an den einzelnen Aufgaben zu verbessern wäre. Wir werden uns in Zukunft daher nicht ausruhen, sondern die studentische Veranstaltungskritik für euch weiterentwickel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xel Buß</meta:initial-creator>
    <dc:creator>a_gies05</dc:creator>
    <meta:creation-date>2012-09-03T11:13:00Z</meta:creation-date>
    <dc:date>2012-09-18T19:27:00Z</dc:date>
    <meta:template xlink:href="Normal" xlink:type="simple"/>
    <meta:editing-cycles>1</meta:editing-cycles>
    <meta:editing-duration>PT0S</meta:editing-duration>
    <meta:document-statistic meta:page-count="2" meta:paragraph-count="12" meta:word-count="842" meta:character-count="6141" meta:row-count="44" meta:non-whitespace-character-count="5311"/>
  </office:meta>
</office:document-meta>
</file>